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Datos seriale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aralelizable (%)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ción serial total (min)</text:p>
          </table:table-cell>
          <table:table-cell office:value-type="float" office:value="72" calcext:value-type="float">
            <text:p>72</text:p>
          </table:table-cell>
          <table:table-cell table:formula="of:=1/3*[.B3]"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? 10min &lt;= 20min</text:p>
          </table:table-cell>
          <table:table-cell office:value-type="float" office:value="20" calcext:value-type="float">
            <text:p>20</text:p>
          </table:table-cell>
          <table:table-cell table:formula="of:=[.B4]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araleliza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úcleos (w)</text:p>
          </table:table-cell>
          <table:table-cell office:value-type="float" office:value="32" calcext:value-type="float">
            <text:p>32</text:p>
          </table:table-cell>
          <table:table-cell table:formula="of:=[.B7]" office:value-type="float" office:value="32" calcext:value-type="float">
            <text:p>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ción paralizable (min)</text:p>
          </table:table-cell>
          <table:table-cell table:formula="of:=[.B2]/100*[.B3]" office:value-type="float" office:value="56.16" calcext:value-type="float">
            <text:p>56.16</text:p>
          </table:table-cell>
          <table:table-cell table:formula="of:=[.C2]/100*[.C3]" office:value-type="float" office:value="6.96" calcext:value-type="float">
            <text:p>6.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ción paralelizada (min)</text:p>
          </table:table-cell>
          <table:table-cell table:formula="of:=[.B8]/[.B7]" office:value-type="float" office:value="1.755" calcext:value-type="float">
            <text:p>1.755</text:p>
          </table:table-cell>
          <table:table-cell table:formula="of:=[.C8]/[.C7]" office:value-type="float" office:value="0.2175" calcext:value-type="float">
            <text:p>0.21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ción no paralelizada (min)</text:p>
          </table:table-cell>
          <table:table-cell table:formula="of:=[.B3]-[.B8]" office:value-type="float" office:value="15.84" calcext:value-type="float">
            <text:p>15.84</text:p>
          </table:table-cell>
          <table:table-cell table:formula="of:=[.C3]-[.C8]" office:value-type="float" office:value="17.04" calcext:value-type="float">
            <text:p>17.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ción total (min)</text:p>
          </table:table-cell>
          <table:table-cell table:formula="of:=[.B10]+[.B9]" office:value-type="float" office:value="17.595" calcext:value-type="float">
            <text:p>17.595</text:p>
          </table:table-cell>
          <table:table-cell table:formula="of:=[.C10]+[.C9]" office:value-type="float" office:value="17.2575" calcext:value-type="float">
            <text:p>17.25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etri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3]/[.B11]" office:value-type="float" office:value="4.0920716112532" calcext:value-type="float">
            <text:p>4.0920716112532</text:p>
          </table:table-cell>
          <table:table-cell table:formula="of:=[.C3]/[.C11]" office:value-type="float" office:value="1.39069969578444" calcext:value-type="float">
            <text:p>1.390699695784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14]/[.B7]" office:value-type="float" office:value="0.127877237851662" calcext:value-type="float">
            <text:p>0.127877237851662</text:p>
          </table:table-cell>
          <table:table-cell table:formula="of:=[.C14]/[.C7]" office:value-type="float" office:value="0.0434593654932638" calcext:value-type="float">
            <text:p>0.043459365493263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Amdah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imum speedup</text:p>
          </table:table-cell>
          <table:table-cell table:formula="of:=[.B3]/[.B10]" office:value-type="float" office:value="4.54545454545455" calcext:value-type="float">
            <text:p>4.54545454545455</text:p>
          </table:table-cell>
          <table:table-cell table:formula="of:=[.C3]/[.C10]" office:value-type="float" office:value="1.40845070422535" calcext:value-type="float">
            <text:p>1.408450704225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ers for 20min</text:p>
          </table:table-cell>
          <table:table-cell table:formula="of:=[.B8]/([.B4]-[.B10])" office:value-type="float" office:value="13.5" calcext:value-type="float">
            <text:p>13.5</text:p>
          </table:table-cell>
          <table:table-cell table:formula="of:=[.C8]/([.C4]-[.C10])" office:value-type="float" office:value="2.35135135135135" calcext:value-type="float">
            <text:p>2.35135135135135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17:29.659167884</meta:creation-date>
    <dc:date>2024-09-26T22:46:31.123702806</dc:date>
    <meta:editing-duration>PT2H18M12S</meta:editing-duration>
    <meta:editing-cycles>5</meta:editing-cycles>
    <meta:generator>LibreOffice/7.4.7.2$Linux_X86_64 LibreOffice_project/40$Build-2</meta:generator>
    <meta:document-statistic meta:table-count="1" meta:cell-count="42" meta:object-count="0"/>
  </office:meta>
</office:document-meta>
</file>